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3.5pt"/>
    </style:style>
    <style:style style:name="P2" style:family="paragraph" style:parent-style-name="Standard">
      <style:text-properties style:font-name="monospace" fo:font-size="13.5pt" officeooo:rsid="000d1587" officeooo:paragraph-rsid="000d1587"/>
    </style:style>
    <style:style style:name="P3" style:family="paragraph" style:parent-style-name="Standard">
      <style:text-properties officeooo:rsid="000d1587" officeooo:paragraph-rsid="000d1587"/>
    </style:style>
    <style:style style:name="P4" style:family="paragraph" style:parent-style-name="Standard">
      <style:text-properties officeooo:rsid="000dc9b6" officeooo:paragraph-rsid="000dc9b6"/>
    </style:style>
    <style:style style:name="P5" style:family="paragraph" style:parent-style-name="Standard">
      <style:text-properties fo:font-size="18pt" fo:font-weight="bold" officeooo:rsid="000d1587" officeooo:paragraph-rsid="000d1587" style:font-size-asian="18pt" style:font-weight-asian="bold" style:font-size-complex="18pt" style:font-weight-complex="bold"/>
    </style:style>
    <style:style style:name="T1" style:family="text">
      <style:text-properties officeooo:rsid="000dc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UV RECRUITMENT TASK 1:</text:p>
      <text:p text:style-name="P1"/>
      <text:p text:style-name="P1">You are required to compute the X,Y coordinates of the centre of each buoy detected.</text:p>
      <text:p text:style-name="P1">Colored Buoys must be isolated from similar colored objects. Opencv Image Processing </text:p>
      <text:p text:style-name="P1">library is allowed for the same, if you have no prior experience with OpenCV , we will accept </text:p>
      <text:p text:style-name="P1">Matlab implementations as well. Nevertheless, priority will be given to desig</text:p>
      <text:p text:style-name="P1">n using OpenCV .</text:p>
      <text:p text:style-name="P1">Plus Points For </text:p>
      <text:p text:style-name="P1">-</text:p>
      <text:p text:style-name="P1">1.</text:p>
      <text:p text:style-name="P1">Machine Learning Approach for buoy detection. </text:p>
      <text:p text:style-name="P1">2.</text:p>
      <text:p text:style-name="P1">A line from mid point of the frame to mid point of each buoy. </text:p>
      <text:p text:style-name="P1">3.</text:p>
      <text:p text:style-name="P1">Classifying each buoy with its color name. </text:p>
      <text:p text:style-name="P1">3. Implementing ROS with the task. See task 0 for more information.</text:p>
      <text:p text:style-name="Standard"/>
      <text:p text:style-name="P3">SOLUTION:</text:p>
      <text:p text:style-name="P3">auvtask1.py</text:p>
      <text:p text:style-name="P3"><text:s/>I have used OpenCV .I read the image using cv2.imread().Then i convert the BGR colour of the image to <text:s/>HSV</text:p>
      <text:p text:style-name="P3">Then i did the smoothing process. And finally converted the <text:span text:style-name="T1">HSV</text:span> to BGR after obtaining the centre of the buoys.</text:p>
      <text:p text:style-name="P3">Then I used the imshow<text:span text:style-name="T1">()</text:span> function to show the output image</text:p>
      <text:p text:style-name="P3"/>
      <text:p text:style-name="P5">DATA Labelling TASK</text:p>
      <text:p text:style-name="P4">Solution:</text:p>
      <text:p text:style-name="P4">4.zip</text:p>
      <text:p text:style-name="P3">I installed the labelImg-master using terminal and python3</text:p>
      <text:p text:style-name="P4">Opened it in terminal and opened the directory i had to work with</text:p>
      <text:p text:style-name="P4">I labelled most of the images inn PASCALVOC view but a few were in YOLO view</text:p>
      <text:p text:style-name="P4">after labelling compressed the directory <text:s/>where i had saved my tasks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5:45:07.153567817</meta:creation-date>
    <dc:date>2018-09-17T15:58:40.164955102</dc:date>
    <meta:editing-duration>PT3M2S</meta:editing-duration>
    <meta:editing-cycles>1</meta:editing-cycles>
    <meta:document-statistic meta:table-count="0" meta:image-count="0" meta:object-count="0" meta:page-count="1" meta:paragraph-count="27" meta:word-count="216" meta:character-count="1217" meta:non-whitespace-character-count="1019"/>
    <meta:generator>LibreOffice/5.1.6.2$Linux_x86 LibreOffice_project/10m0$Build-2</meta:generator>
  </office:meta>
</office:document-meta>
</file>